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3f14a" officeooo:paragraph-rsid="0003f14a"/>
    </style:style>
    <style:style style:name="P2" style:family="paragraph" style:parent-style-name="Standard" style:list-style-name="L2">
      <style:text-properties officeooo:rsid="0003f14a" officeooo:paragraph-rsid="000a46d7"/>
    </style:style>
    <style:style style:name="P3" style:family="paragraph" style:parent-style-name="Standard" style:list-style-name="L2">
      <style:text-properties officeooo:rsid="0003f14a" officeooo:paragraph-rsid="000a6b88"/>
    </style:style>
    <style:style style:name="P4" style:family="paragraph" style:parent-style-name="Standard">
      <style:text-properties officeooo:rsid="000a46d7" officeooo:paragraph-rsid="000a46d7"/>
    </style:style>
    <style:style style:name="P5" style:family="paragraph" style:parent-style-name="Standard" style:list-style-name="L2">
      <style:text-properties officeooo:rsid="000a46d7" officeooo:paragraph-rsid="000a46d7"/>
    </style:style>
    <style:style style:name="P6" style:family="paragraph" style:parent-style-name="Standard" style:list-style-name="L2">
      <style:text-properties officeooo:rsid="000a46d7" officeooo:paragraph-rsid="000a6b88"/>
    </style:style>
    <style:style style:name="P7" style:family="paragraph" style:parent-style-name="Standard" style:list-style-name="L2">
      <style:text-properties officeooo:rsid="000a6b88" officeooo:paragraph-rsid="000a6b88"/>
    </style:style>
    <style:style style:name="P8" style:family="paragraph" style:parent-style-name="Standard">
      <style:text-properties officeooo:rsid="000a6b88" officeooo:paragraph-rsid="000a6b88"/>
    </style:style>
    <style:style style:name="P9" style:family="paragraph" style:parent-style-name="Standard" style:list-style-name="L2">
      <style:text-properties officeooo:paragraph-rsid="000a6b88"/>
    </style:style>
    <style:style style:name="P10" style:family="paragraph" style:parent-style-name="Standard" style:list-style-name="L2">
      <style:text-properties style:text-line-through-style="solid" style:text-line-through-type="single" officeooo:rsid="000a6b88" officeooo:paragraph-rsid="000a6b88"/>
    </style:style>
    <style:style style:name="P11" style:family="paragraph" style:parent-style-name="Standard" style:list-style-name="L2">
      <style:text-properties style:text-line-through-style="solid" style:text-line-through-type="single" officeooo:rsid="0003f14a" officeooo:paragraph-rsid="0003f14a"/>
    </style:style>
    <style:style style:name="P12" style:family="paragraph" style:parent-style-name="Standard" style:list-style-name="L2">
      <style:text-properties style:text-line-through-style="solid" style:text-line-through-type="single" officeooo:rsid="000a46d7" officeooo:paragraph-rsid="000a46d7"/>
    </style:style>
    <style:style style:name="P13" style:family="paragraph" style:parent-style-name="Standard" style:list-style-name="L2">
      <style:text-properties style:text-line-through-style="none" style:text-line-through-type="none" officeooo:rsid="000a6b88" officeooo:paragraph-rsid="000a6b88"/>
    </style:style>
    <style:style style:name="T1" style:family="text">
      <style:text-properties officeooo:rsid="000a46d7"/>
    </style:style>
    <style:style style:name="T2" style:family="text">
      <style:text-properties officeooo:rsid="000a6b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lan</text:p>
      <text:p text:style-name="P4"/>
      <text:list xml:id="list1790140359" text:style-name="L2">
        <text:list-item>
          <text:p text:style-name="P13">Group elements wisely and move to positions</text:p>
          <text:list>
            <text:list-item>
              <text:p text:style-name="P13">Fuck...hard</text:p>
            </text:list-item>
          </text:list>
        </text:list-item>
        <text:list-item>
          <text:p text:style-name="P10">Roboto font</text:p>
          <text:list>
            <text:list-item>
              <text:p text:style-name="P10">linked</text:p>
            </text:list-item>
          </text:list>
        </text:list-item>
        <text:list-item>
          <text:p text:style-name="P11">About</text:p>
          <text:list>
            <text:list-item>
              <text:p text:style-name="P11">link</text:p>
              <text:list>
                <text:list-item>
                  <text:p text:style-name="P12">Add link to store page</text:p>
                </text:list-item>
              </text:list>
            </text:list-item>
            <text:list-item>
              <text:p text:style-name="P11">underline on hover</text:p>
              <text:list>
                <text:list-item>
                  <text:p text:style-name="P12">Remove default anchor underline</text:p>
                </text:list-item>
                <text:list-item>
                  <text:p text:style-name="P12">Add underline on hover</text:p>
                </text:list-item>
              </text:list>
            </text:list-item>
          </text:list>
        </text:list-item>
        <text:list-item>
          <text:p text:style-name="P11">Store</text:p>
          <text:list>
            <text:list-item>
              <text:p text:style-name="P11">link</text:p>
              <text:list>
                <text:list-item>
                  <text:p text:style-name="P12">Add link to store page</text:p>
                </text:list-item>
              </text:list>
            </text:list-item>
            <text:list-item>
              <text:p text:style-name="P11">underline on hover</text:p>
              <text:list>
                <text:list-item>
                  <text:p text:style-name="P12">Remove default anchor underline</text:p>
                </text:list-item>
                <text:list-item>
                  <text:p text:style-name="P12">Add underline on hover</text:p>
                </text:list-item>
              </text:list>
            </text:list-item>
          </text:list>
        </text:list-item>
        <text:list-item>
          <text:p text:style-name="P1">Gmail</text:p>
          <text:list>
            <text:list-item>
              <text:p text:style-name="P2">underline on hover</text:p>
              <text:list>
                <text:list-item>
                  <text:p text:style-name="P5">Remove default anchor underline</text:p>
                </text:list-item>
                <text:list-item>
                  <text:p text:style-name="P5">Add underline on hover</text:p>
                </text:list-item>
              </text:list>
            </text:list-item>
          </text:list>
        </text:list-item>
        <text:list-item>
          <text:p text:style-name="P1">Images</text:p>
          <text:list>
            <text:list-item>
              <text:p text:style-name="P1">underline on hover</text:p>
              <text:list>
                <text:list-item>
                  <text:p text:style-name="P5">Remove default anchor underline</text:p>
                </text:list-item>
                <text:list-item>
                  <text:p text:style-name="P5">Add underline on hover</text:p>
                </text:list-item>
              </text:list>
            </text:list-item>
          </text:list>
        </text:list-item>
        <text:list-item>
          <text:p text:style-name="P1">Google Apps(3x3 dots)</text:p>
          <text:list>
            <text:list-item>
              <text:p text:style-name="P1">popup box</text:p>
              <text:list>
                <text:list-item>
                  <text:p text:style-name="P5">Stays in position even when you move mouse unless you move outside of icon</text:p>
                </text:list-item>
                <text:list-item>
                  <text:p text:style-name="P1">gray</text:p>
                </text:list-item>
                <text:list-item>
                  <text:p text:style-name="P1">curved <text:span text:style-name="T1">(border-radius)</text:span></text:p>
                </text:list-item>
                <text:list-item>
                  <text:p text:style-name="P1">"Google apps"</text:p>
                  <text:list>
                    <text:list-item>
                      <text:p text:style-name="P1">white tex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Account symbol</text:p>
          <text:list>
            <text:list-item>
              <text:p text:style-name="P1">popup box</text:p>
              <text:list>
                <text:list-item>
                  <text:p text:style-name="P5">Stays in position even when you move mouse unless you move outside of icon</text:p>
                </text:list-item>
                <text:list-item>
                  <text:p text:style-name="P2">gray</text:p>
                </text:list-item>
                <text:list-item>
                  <text:p text:style-name="P2">curved <text:span text:style-name="T1">(border-radius)</text:span></text:p>
                </text:list-item>
                <text:list-item>
                  <text:p text:style-name="P1">"Google Account"</text:p>
                  <text:list>
                    <text:list-item>
                      <text:p text:style-name="P1">white text</text:p>
                    </text:list-item>
                  </text:list>
                </text:list-item>
                <text:list-item>
                  <text:p text:style-name="P1">"Hunter Harris"</text:p>
                  <text:list>
                    <text:list-item>
                      <text:p text:style-name="P1">light gray text</text:p>
                    </text:list-item>
                  </text:list>
                </text:list-item>
                <text:list-item>
                  <text:p text:style-name="P1">"hlharris22@gmail.com"</text:p>
                  <text:list>
                    <text:list-item>
                      <text:p text:style-name="P1">light gray text</text:p>
                    </text:list-item>
                  </text:list>
                </text:list-item>
              </text:list>
            </text:list-item>
            <text:list-item>
              <text:p text:style-name="P1">tiny shadow <text:span text:style-name="T1">on hover</text:span></text:p>
            </text:list-item>
          </text:list>
        </text:list-item>
        <text:list-item>
          <text:p text:style-name="P5">Search Bar</text:p>
          <text:list>
            <text:list-item>
              <text:p text:style-name="P5">rounded (border-radius)</text:p>
            </text:list-item>
            <text:list-item>
              <text:p text:style-name="P7">magnify icon on left</text:p>
            </text:list-item>
            <text:list-item>
              <text:p text:style-name="P7">microphone icon on right</text:p>
            </text:list-item>
            <text:list-item>
              <text:p text:style-name="P5"><text:soft-page-break/>Hover</text:p>
              <text:list>
                <text:list-item>
                  <text:p text:style-name="P5">Transparent top</text:p>
                </text:list-item>
                <text:list-item>
                  <text:p text:style-name="P5">Shadow on bottom and half way up curved side</text:p>
                </text:list-item>
                <text:list-item>
                  <text:p text:style-name="P5">pop up box</text:p>
                  <text:list>
                    <text:list-item>
                      <text:p text:style-name="P5">black</text:p>
                    </text:list-item>
                    <text:list-item>
                      <text:p text:style-name="P5">“search”</text:p>
                      <text:list>
                        <text:list-item>
                          <text:p text:style-name="P5">white </text:p>
                        </text:list-item>
                      </text:list>
                    </text:list-item>
                    <text:list-item>
                      <text:p text:style-name="P5">microphone</text:p>
                      <text:list>
                        <text:list-item>
                          <text:p text:style-name="P5">pop up box</text:p>
                          <text:list>
                            <text:list-item>
                              <text:p text:style-name="P5">black</text:p>
                            </text:list-item>
                            <text:list-item>
                              <text:p text:style-name="P5">triangle on top</text:p>
                            </text:list-item>
                            <text:list-item>
                              <text:p text:style-name="P5">“Search by voice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Buttons</text:p>
          <text:list>
            <text:list-item>
              <text:p text:style-name="P7">Google Search</text:p>
              <text:list>
                <text:list-item>
                  <text:p text:style-name="P7">Nothing special...I think</text:p>
                </text:list-item>
                <text:list-item>
                  <text:p text:style-name="P7">I’m Feeling lucky</text:p>
                  <text:list>
                    <text:list-item>
                      <text:p text:style-name="P7">Well shit how do I do this</text:p>
                    </text:list-item>
                    <text:list-item>
                      <text:p text:style-name="P7">“I’m feeling lucky”</text:p>
                    </text:list-item>
                    <text:list-item>
                      <text:p text:style-name="P7">Hover</text:p>
                      <text:list>
                        <text:list-item>
                          <text:p text:style-name="P7">Scroll text options</text:p>
                          <text:list>
                            <text:list-item>
                              <text:p text:style-name="P7">Looks to be random if it scrolls up or down</text:p>
                            </text:list-item>
                            <text:list-item>
                              <text:p text:style-name="P7">text option stays unless you move mouse away from butto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A<text:span text:style-name="T2">dvertising</text:span></text:p>
          <text:list>
            <text:list-item>
              <text:p text:style-name="P3">link</text:p>
              <text:list>
                <text:list-item>
                  <text:p text:style-name="P9"><text:span text:style-name="T1">Add link to </text:span><text:span text:style-name="T2">advertising page</text:span></text:p>
                </text:list-item>
              </text:list>
            </text:list-item>
            <text:list-item>
              <text:p text:style-name="P3">underline on hover</text:p>
              <text:list>
                <text:list-item>
                  <text:p text:style-name="P6">Remove default anchor underline</text:p>
                </text:list-item>
                <text:list-item>
                  <text:p text:style-name="P6">Add underline on hover</text:p>
                </text:list-item>
              </text:list>
            </text:list-item>
          </text:list>
        </text:list-item>
        <text:list-item>
          <text:p text:style-name="P7">Business</text:p>
          <text:list>
            <text:list-item>
              <text:p text:style-name="P3">link</text:p>
              <text:list>
                <text:list-item>
                  <text:p text:style-name="P9"><text:span text:style-name="T1">Add link to </text:span><text:span text:style-name="T2">business page</text:span></text:p>
                </text:list-item>
              </text:list>
            </text:list-item>
            <text:list-item>
              <text:p text:style-name="P3">underline on hover</text:p>
              <text:list>
                <text:list-item>
                  <text:p text:style-name="P6">Remove default anchor underline</text:p>
                </text:list-item>
                <text:list-item>
                  <text:p text:style-name="P6">Add underline on hover</text:p>
                </text:list-item>
              </text:list>
            </text:list-item>
          </text:list>
        </text:list-item>
        <text:list-item>
          <text:p text:style-name="P7">How Search Works</text:p>
          <text:list>
            <text:list-item>
              <text:p text:style-name="P3">link</text:p>
              <text:list>
                <text:list-item>
                  <text:p text:style-name="P9"><text:span text:style-name="T1">Add link to </text:span><text:span text:style-name="T2">How search works page</text:span></text:p>
                </text:list-item>
              </text:list>
            </text:list-item>
            <text:list-item>
              <text:p text:style-name="P3">underline on hover</text:p>
              <text:list>
                <text:list-item>
                  <text:p text:style-name="P6">Remove default anchor underline</text:p>
                </text:list-item>
                <text:list-item>
                  <text:p text:style-name="P6">Add underline on hover</text:p>
                </text:list-item>
              </text:list>
            </text:list-item>
          </text:list>
        </text:list-item>
        <text:list-item>
          <text:p text:style-name="P7">Carbon Neutral since 2007</text:p>
          <text:list>
            <text:list-item>
              <text:p text:style-name="P7">add leaf image on left side</text:p>
            </text:list-item>
            <text:list-item>
              <text:p text:style-name="P3">link</text:p>
              <text:list>
                <text:list-item>
                  <text:p text:style-name="P9"><text:span text:style-name="T1">Add link to </text:span><text:span text:style-name="T2">page</text:span></text:p>
                </text:list-item>
              </text:list>
            </text:list-item>
            <text:list-item>
              <text:p text:style-name="P3">underline on hover</text:p>
              <text:list>
                <text:list-item>
                  <text:p text:style-name="P6">Remove default anchor underline</text:p>
                </text:list-item>
                <text:list-item>
                  <text:p text:style-name="P6">Add underline on hover</text:p>
                </text:list-item>
                <text:list-item>
                  <text:p text:style-name="P7">Do NOT underline the leaf</text:p>
                </text:list-item>
              </text:list>
            </text:list-item>
          </text:list>
        </text:list-item>
        <text:list-item>
          <text:p text:style-name="P7">Privacy</text:p>
          <text:list>
            <text:list-item>
              <text:p text:style-name="P3"><text:soft-page-break/>link</text:p>
              <text:list>
                <text:list-item>
                  <text:p text:style-name="P9"><text:span text:style-name="T1">Add link to </text:span><text:span text:style-name="T2">page</text:span></text:p>
                </text:list-item>
              </text:list>
            </text:list-item>
            <text:list-item>
              <text:p text:style-name="P3">underline on hover</text:p>
              <text:list>
                <text:list-item>
                  <text:p text:style-name="P6">Remove default anchor underline</text:p>
                </text:list-item>
                <text:list-item>
                  <text:p text:style-name="P6">Add underline on hover</text:p>
                </text:list-item>
              </text:list>
            </text:list-item>
          </text:list>
        </text:list-item>
        <text:list-item>
          <text:p text:style-name="P7">Terms</text:p>
          <text:list>
            <text:list-item>
              <text:p text:style-name="P3">link</text:p>
              <text:list>
                <text:list-item>
                  <text:p text:style-name="P9"><text:span text:style-name="T1">Add link to </text:span><text:span text:style-name="T2">page</text:span></text:p>
                </text:list-item>
              </text:list>
            </text:list-item>
            <text:list-item>
              <text:p text:style-name="P3">underline on hover</text:p>
              <text:list>
                <text:list-item>
                  <text:p text:style-name="P6">Remove default anchor underline</text:p>
                </text:list-item>
                <text:list-item>
                  <text:p text:style-name="P6">Add underline on hover</text:p>
                </text:list-item>
              </text:list>
            </text:list-item>
          </text:list>
        </text:list-item>
        <text:list-item>
          <text:p text:style-name="P7">Settings</text:p>
          <text:list>
            <text:list-item>
              <text:p text:style-name="P3">link</text:p>
              <text:list>
                <text:list-item>
                  <text:p text:style-name="P9"><text:span text:style-name="T1">Add link to </text:span><text:span text:style-name="T2">page</text:span></text:p>
                </text:list-item>
              </text:list>
            </text:list-item>
            <text:list-item>
              <text:p text:style-name="P3">underline on hover</text:p>
              <text:list>
                <text:list-item>
                  <text:p text:style-name="P6">Remove default anchor underline</text:p>
                </text:list-item>
                <text:list-item>
                  <text:p text:style-name="P6">Add underline on hover</text:p>
                </text:list-item>
              </text:list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1:56:27.176225529</meta:creation-date>
    <meta:editing-duration>PT14S</meta:editing-duration>
    <meta:editing-cycles>2</meta:editing-cycles>
    <meta:generator>LibreOffice/6.4.7.2$Linux_X86_64 LibreOffice_project/40$Build-2</meta:generator>
    <dc:date>2021-05-27T12:18:39.951304740</dc:date>
    <meta:document-statistic meta:table-count="0" meta:image-count="0" meta:object-count="0" meta:page-count="3" meta:paragraph-count="114" meta:word-count="473" meta:character-count="2198" meta:non-whitespace-character-count="1951"/>
  </office:meta>
</office:document-meta>
</file>